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o stretchy="false">ω</mo>
        <mrow>
          <mrow>
            <mo stretchy="false">+</mo>
            <mstyle mathsize="10%">
              <mrow>
                <mphantom>
                  <mstyle>
                    <mrow>
                      <mn>.</mn>
                    </mrow>
                  </mstyle>
                </mphantom>
              </mrow>
            </mstyle>
          </mrow>
        </mrow>
        <mn>2</mn>
      </msubsup>
      <mrow>
        <mi/>
        <mo stretchy="false">=</mo>
        <mi/>
      </mrow>
      <mfrac>
        <mrow>
          <mi>k</mi>
          <mrow>
            <mi/>
            <mo stretchy="false">+</mo>
            <mi/>
          </mrow>
          <mn>2</mn>
          <msub>
            <mi>k</mi>
            <mn>12</mn>
          </msub>
        </mrow>
        <mi>m</mi>
      </mfrac>
      <mi/>
      <mi>;</mi>
      <mi/>
      <msubsup>
        <mo stretchy="false">ω</mo>
        <mrow>
          <mrow>
            <mo stretchy="false">−</mo>
            <mstyle mathsize="10%">
              <mrow>
                <mphantom>
                  <mstyle>
                    <mrow>
                      <mn>.</mn>
                    </mrow>
                  </mstyle>
                </mphantom>
              </mrow>
            </mstyle>
          </mrow>
        </mrow>
        <mn>2</mn>
      </msubsup>
      <mrow>
        <mi/>
        <mo stretchy="false">=</mo>
        <mi/>
      </mrow>
      <mfrac>
        <mi>k</mi>
        <mi>m</mi>
      </mfrac>
    </mrow>
    <annotation encoding="StarMath 5.0">%iomega _{+  size*0.1 phantom .} ^2 `=` {k `+` 2 k_12} over m ` ; ~ %iomega _{-  size*0.1 phantom .} ^2 `=` k over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1:46:45.785000000</meta:creation-date>
    <meta:generator>LibreOffice/4.1.4.2$Windows_x86 LibreOffice_project/0a0440ccc0227ad9829de5f46be37cfb6edcf72</meta:generator>
  </office:meta>
</office:document-meta>
</file>